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ffe55" officeooo:paragraph-rsid="001bf31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692f0" officeooo:paragraph-rsid="004692f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7ed54"/>
    </style:style>
    <style:style style:name="P8" style:family="paragraph" style:parent-style-name="Standard">
      <style:paragraph-properties fo:text-align="start" style:justify-single-word="false"/>
      <style:text-properties officeooo:paragraph-rsid="00324557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4692f0" officeooo:paragraph-rsid="004692f0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f0f96" officeooo:paragraph-rsid="004692f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32455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24557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46cf90" officeooo:paragraph-rsid="0046cf9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3a73a7" officeooo:paragraph-rsid="003a73a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36014b" officeooo:paragraph-rsid="0036014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49af60" officeooo:paragraph-rsid="0049af6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4692f0" officeooo:paragraph-rsid="004692f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324557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324557"/>
    </style:style>
    <style:style style:name="P24" style:family="paragraph" style:parent-style-name="Standard" style:list-style-name="L8">
      <style:paragraph-properties fo:text-align="start" style:justify-single-word="false"/>
      <style:text-properties officeooo:paragraph-rsid="004692f0"/>
    </style:style>
    <style:style style:name="P25" style:family="paragraph" style:parent-style-name="Standard" style:list-style-name="L9">
      <style:paragraph-properties fo:text-align="start" style:justify-single-word="false"/>
      <style:text-properties officeooo:rsid="0049af60" officeooo:paragraph-rsid="0049af6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d0cb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83b3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94da5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b41f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692f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fo:font-weight="bold" officeooo:rsid="0034070a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normal" fo:font-weight="bold" officeooo:rsid="004692f0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324557" style:font-size-asian="12pt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692f0"/>
    </style:style>
    <style:style style:name="T25" style:family="text">
      <style:text-properties officeooo:rsid="004b41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5</text:span><text:span text:style-name="T10">0</text:span><text:span text:style-name="T11">7</text:span><text:span text:style-name="T3"> - </text:span><text:span text:style-name="T1">A/G</text:span><text:span text:style-name="T2"> - </text:span><text:span text:style-name="T7">AGM-65 </text:span><text:span text:style-name="T4">Maverick</text:span></text:p>
      <text:p text:style-name="P4"/>
      <text:p text:style-name="P1"><text:span text:style-name="T23">Master Arm</text:span> ... <text:span text:style-name="T23">ON</text:span></text:p>
      <text:p text:style-name="P1"><text:span text:style-name="T23">Master Mode</text:span> ... <text:span text:style-name="T23">A/G</text:span></text:p>
      <text:p text:style-name="P3"/>
      <text:list xml:id="list63699023" text:style-name="L1">
        <text:list-item>
          <text:p text:style-name="P11">AGM-65E - Laser seeker, large warhead</text:p>
        </text:list-item>
        <text:list-item>
          <text:p text:style-name="P11">AGM-65F - IR seeker, large warhead</text:p>
        </text:list-item>
        <text:list-item>
          <text:p text:style-name="P11">My mnemonic: E for LasEr, F for inFrared</text:p>
        </text:list-item>
      </text:list>
      <text:p text:style-name="P2"/>
      <text:p text:style-name="P7"><text:span text:style-name="T8">AGM-65F </text:span><text:span text:style-name="T5">Mavericks </text:span><text:span text:style-name="T8">(IR guided)</text:span><text:span text:style-name="T5"> -- </text:span><text:span text:style-name="T6">WIP</text:span></text:p>
      <text:p text:style-name="P8"><text:span text:style-name="T19">U</text:span><text:span text:style-name="T20">sing Maverick seeker for targeting:</text:span></text:p>
      <text:list xml:id="list61291550" text:style-name="L2">
        <text:list-item>
          <text:p text:style-name="P22"><text:span text:style-name="T13">On left MFD, go to </text:span><text:span text:style-name="T16">STORES</text:span><text:span text:style-name="T13"> page, select </text:span><text:span text:style-name="T17">MAVF</text:span><text:span text:style-name="T14"> OSB</text:span><text:span text:style-name="T13">. <text:s/>They take 3 minutes to cool down.</text:span></text:p>
        </text:list-item>
        <text:list-item>
          <text:p text:style-name="P12">Press the <text:span text:style-name="T23">MAVF</text:span> OSB again to show the seeker video in the MFD.</text:p>
        </text:list-item>
        <text:list-item>
          <text:p text:style-name="P22"><text:span text:style-name="T14">P</text:span><text:span text:style-name="T13">ress </text:span><text:span text:style-name="T16">Dish Hat left</text:span><text:span text:style-name="T13"> to put SOI to left MFD.</text:span></text:p>
        </text:list-item>
        <text:list-item>
          <text:p text:style-name="P12">Press <text:span text:style-name="T23">Uncage</text:span> button to uncage the seeker.</text:p>
        </text:list-item>
        <text:list-item>
          <text:p text:style-name="P12">Use <text:span text:style-name="T23">TDC slew</text:span> to put crosshairs on target. <text:s/>Press <text:span text:style-name="T23">TDC press</text:span> to attempt lock.</text:p>
        </text:list-item>
        <text:list-item>
          <text:p text:style-name="P12">Once locked, press and hold <text:span text:style-name="T23">Red Button</text:span> to fire.</text:p>
        </text:list-item>
      </text:list>
      <text:list xml:id="list531748894" text:style-name="L3">
        <text:list-item>
          <text:list>
            <text:list-item>
              <text:p text:style-name="P15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8"><text:span text:style-name="T19">U</text:span><text:span text:style-name="T20">sing TPOD, radar, or visual targeting</text:span></text:p>
      <text:list xml:id="list3043198502" text:style-name="L4">
        <text:list-item>
          <text:p text:style-name="P23"><text:span text:style-name="T13">On left MFD, go to </text:span><text:span text:style-name="T16">STORES</text:span><text:span text:style-name="T13"> page, select </text:span><text:span text:style-name="T17">MAVF</text:span><text:span text:style-name="T14"> OSB</text:span><text:span text:style-name="T13">. <text:s/>They take 3 minutes to cool down.</text:span></text:p>
        </text:list-item>
        <text:list-item>
          <text:p text:style-name="P13">Press the <text:span text:style-name="T23">MAVF</text:span> OSB again to show the seeker video in the MFD.</text:p>
        </text:list-item>
        <text:list-item>
          <text:p text:style-name="P13">Designate a target either with the TPOD, radar, or visually.</text:p>
        </text:list-item>
      </text:list>
      <text:list xml:id="list1442208500" text:style-name="L5">
        <text:list-item>
          <text:list>
            <text:list-item>
              <text:p text:style-name="P18">To designate a target in <text:span text:style-name="T23">GMT radar</text:span>, put TDC cursor over target, then press <text:span text:style-name="T23">Dish Hat Switch right</text:span> (or toward radar MFD). <text:s/>If you press TDC press, you'll get a radar ground lock, not a target lock.</text:p>
            </text:list-item>
          </text:list>
        </text:list-item>
      </text:list>
      <text:list xml:id="list213554236095315" text:continue-list="list3043198502" text:style-name="L4">
        <text:list-item>
          <text:p text:style-name="P19">Maverick may override the <text:span text:style-name="T23">Pinky Button's</text:span> functions in the TPOD, even if it's not SOI.</text:p>
        </text:list-item>
        <text:list-item>
          <text:p text:style-name="P13">Press <text:span text:style-name="T23">Dish Hat left</text:span> to put SOI to left MFD.</text:p>
        </text:list-item>
        <text:list-item>
          <text:p text:style-name="P13">Press <text:span text:style-name="T23">Uncage</text:span> to uncage the seeker. <text:s/>It should automatically point at the designated target. <text:s/><text:span text:style-name="T23">You cannot manually slew the seeker in this mode.</text:span> <text:s/>To enable slewing, press <text:span text:style-name="T23">Undesignate</text:span> to undesignate the target, then you can slew the crosshairs.</text:p>
        </text:list-item>
      </text:list>
      <text:list xml:id="list2765017373" text:style-name="L6">
        <text:list-item>
          <text:list>
            <text:list-item>
              <text:p text:style-name="P20">If it didn't lock onto the right target, press Cage/Uncage a couple times to cycle the missile and make it try locking the intended target again.</text:p>
            </text:list-item>
          </text:list>
        </text:list-item>
      </text:list>
      <text:list xml:id="list213555530332933" text:continue-list="list213554236095315" text:style-name="L4">
        <text:list-item>
          <text:p text:style-name="P13">Once locked, press and hold <text:span text:style-name="T23">Red Button</text:span> to fire.</text:p>
        </text:list-item>
      </text:list>
      <text:list xml:id="list102130886" text:style-name="L7">
        <text:list-item>
          <text:list>
            <text:list-item>
              <text:p text:style-name="P16">Maverick seeker "keyhole" is a circle about the radius of the second hashmark down, and a vertical section extending down to the third hashmark. <text:s/>Target must be within the keyhole for the missile to guide.</text:p>
            </text:list-item>
          </text:list>
        </text:list-item>
      </text:list>
      <text:p text:style-name="P5"/>
      <text:p text:style-name="P6">AGM-65E Mavericks (Laser guided)</text:p>
      <text:p text:style-name="P10"><text:span text:style-name="T22">U</text:span><text:span text:style-name="T21">sing TPOD for targeting:</text:span></text:p>
      <text:list xml:id="list319356798" text:style-name="L8">
        <text:list-item>
          <text:p text:style-name="P24"><text:span text:style-name="T13">On left MFD, go to </text:span><text:span text:style-name="T16">STORES</text:span><text:span text:style-name="T13"> page, select </text:span><text:span text:style-name="T17">MAV</text:span><text:span text:style-name="T14"> OSB</text:span><text:span text:style-name="T13">. <text:s/>They take 3</text:span><text:span text:style-name="T15">0 seconds to warm up</text:span><text:span text:style-name="T13">.</text:span></text:p>
        </text:list-item>
        <text:list-item>
          <text:p text:style-name="P24"><text:span text:style-name="T13">Press the </text:span><text:span text:style-name="T16">MAV</text:span><text:span text:style-name="T13"> OSB again to show the seeker </text:span><text:span text:style-name="T15">display</text:span><text:span text:style-name="T13"> in the MFD.</text:span></text:p>
        </text:list-item>
        <text:list-item>
          <text:p text:style-name="P21">Press <text:span text:style-name="T23">UFC</text:span> OSB and set the laser code with the UFC keypad.</text:p>
        </text:list-item>
        <text:list-item>
          <text:p text:style-name="P14">Designate a target with the TPOD.</text:p>
        </text:list-item>
        <text:list-item>
          <text:p text:style-name="P24"><text:span text:style-name="T15">Set SOI back to the MAV MFD and p</text:span><text:span text:style-name="T13">ress </text:span><text:span text:style-name="T16">Uncage</text:span><text:span text:style-name="T13"> to uncage the seeker. <text:s/>It should </text:span><text:span text:style-name="T15">see the laser, shown with an </text:span><text:span text:style-name="T18">X</text:span><text:span text:style-name="T15"> in the display.</text:span></text:p>
        </text:list-item>
      </text:list>
      <text:list xml:id="list1797100798" text:style-name="L9">
        <text:list-item>
          <text:list>
            <text:list-item>
              <text:p text:style-name="P25"><text:span text:style-name="T15">L</text:span><text:span text:style-name="T12">aser should fire automatically.</text:span></text:p>
            </text:list-item>
          </text:list>
        </text:list-item>
      </text:list>
      <text:list xml:id="list213554452419880" text:continue-list="list319356798" text:style-name="L8">
        <text:list-item>
          <text:p text:style-name="P14"><text:span text:style-name="T24">When IN RNG cue appears,</text:span> press and hold <text:span text:style-name="T23">Red Button</text:span> to fire.</text:p>
        </text:list-item>
      </text:list>
      <text:list xml:id="list2352479552" text:style-name="L10">
        <text:list-item>
          <text:list>
            <text:list-item>
              <text:p text:style-name="P17">Target must be within the outer circle shown on the Maverick MFD for the missile to guide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5:53.446000000</dc:date>
    <meta:editing-duration>P1DT10H48M10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509" meta:character-count="2646" meta:non-whitespace-character-count="2190"/>
  </office:meta>
</office:document-meta>
</file>